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603" officeooo:paragraph-rsid="0010a603" style:font-weight-asian="bold" style:font-weight-complex="bold"/>
    </style:style>
    <style:style style:name="P2" style:family="paragraph" style:parent-style-name="Standard">
      <style:text-properties fo:font-weight="normal" officeooo:rsid="0010a603" officeooo:paragraph-rsid="00125795" style:font-weight-asian="normal" style:font-weight-complex="normal"/>
    </style:style>
    <style:style style:name="P3" style:family="paragraph" style:parent-style-name="Standard">
      <style:text-properties fo:font-weight="normal" officeooo:rsid="00127bdd" officeooo:paragraph-rsid="00133d56" style:font-weight-asian="normal" style:font-weight-complex="normal"/>
    </style:style>
    <style:style style:name="P4" style:family="paragraph" style:parent-style-name="Standard">
      <style:text-properties fo:font-weight="normal" officeooo:rsid="0019295b" officeooo:paragraph-rsid="0019295b" style:font-weight-asian="normal" style:font-weight-complex="normal"/>
    </style:style>
    <style:style style:name="T1" style:family="text">
      <style:text-properties officeooo:rsid="00125795"/>
    </style:style>
    <style:style style:name="T2" style:family="text">
      <style:text-properties officeooo:rsid="0012d339"/>
    </style:style>
    <style:style style:name="T3" style:family="text">
      <style:text-properties officeooo:rsid="00133d56"/>
    </style:style>
    <style:style style:name="T4" style:family="text">
      <style:text-properties officeooo:rsid="001378c7"/>
    </style:style>
    <style:style style:name="T5" style:family="text">
      <style:text-properties officeooo:rsid="0014a87a"/>
    </style:style>
    <style:style style:name="T6" style:family="text">
      <style:text-properties officeooo:rsid="00178697"/>
    </style:style>
    <style:style style:name="T7" style:family="text">
      <style:text-properties style:text-underline-style="solid" style:text-underline-width="auto" style:text-underline-color="font-color" officeooo:rsid="001378c7"/>
    </style:style>
    <style:style style:name="T8" style:family="text">
      <style:text-properties style:text-underline-style="solid" style:text-underline-width="auto" style:text-underline-color="font-color" officeooo:rsid="0014a87a"/>
    </style:style>
    <style:style style:name="T9" style:family="text">
      <style:text-properties style:text-underline-style="solid" style:text-underline-width="auto" style:text-underline-color="font-color" officeooo:rsid="00178697"/>
    </style:style>
    <style:style style:name="T10" style:family="text">
      <style:text-properties officeooo:rsid="00198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</text:p>
      <text:p text:style-name="P1"/>
      <text:p text:style-name="P2"><text:span text:style-name="T1">*</text:span>La JVM es el ambiente dónde viven los objetos.</text:p>
      <text:p text:style-name="P2"><text:span text:style-name="T1">*La JVM posee un </text:span>garbage collector, que nos simplificará el uso de la memoria.</text:p>
      <text:p text:style-name="P3">*Tenemos distintas perspectivas en Eclipse según la tarea que queramos llevar a cabo. Las distintas ventanas que contiene una perspectiva se conocen como views/vistas.<text:line-break/><text:line-break/><text:span text:style-name="T2">*Un archivo .jar es una librería compuesta por un conjunto de clases. Los jars </text:span>que aparecen en nuestro proyecto son los necesarios para que nuestras propias clases puedan ser ejecutadas <text:span text:style-name="T2">(los de la JRE Library).<text:line-break/><text:line-break/></text:span><text:span text:style-name="T3">*Los packages son agrupaciones de clases. Sirven para dos cosas</text:span>principalmente. </text:p>
      <text:p text:style-name="P3">La primera, es armar una estructura modular o de componentes de mi aplicación, de esta forma, pongo las clases más cohesivas y acopladas en el mismo package. </text:p>
      <text:p text:style-name="P3">La segunda, es para aportar un nombre único a las clases que contiene.<text:line-break/><text:line-break/><text:span text:style-name="T4">*</text:span><text:span text:style-name="T7">Access modifiers/</text:span><text:span text:style-name="T8">modificadores de acceso/</text:span><text:span text:style-name="T9">modificadores de visibilidad</text:span><text:span text:style-name="T7"> </text:span><text:span text:style-name="T4">de Java: public – package(la default) – protected – private</text:span></text:p>
      <text:p text:style-name="P3"/>
      <text:p text:style-name="P4">Respecto al String[] args que suele tener un main -public static void main(String[] args) { … }- , <text:span text:style-name="T10">este es un array de String. Al llamar a la JVM se le puede pasar argumentos para que utilice durante la ejecución del program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7" meta:word-count="188" meta:character-count="1176" meta:non-whitespace-character-count="987"/>
  </office:meta>
</office:document-meta>
</file>